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104" officeooo:paragraph-rsid="0006e104"/>
    </style:style>
    <style:style style:name="P2" style:family="paragraph" style:parent-style-name="Standard">
      <style:text-properties officeooo:rsid="000841ca" officeooo:paragraph-rsid="000841ca"/>
    </style:style>
    <style:style style:name="P3" style:family="paragraph" style:parent-style-name="Standard">
      <style:text-properties officeooo:rsid="000841ca" officeooo:paragraph-rsid="000b6e67"/>
    </style:style>
    <style:style style:name="P4" style:family="paragraph" style:parent-style-name="Standard">
      <style:paragraph-properties fo:text-align="justify" style:justify-single-word="false"/>
      <style:text-properties officeooo:paragraph-rsid="00115018"/>
    </style:style>
    <style:style style:name="P5" style:family="paragraph" style:parent-style-name="Standard" style:list-style-name="L1">
      <style:text-properties officeooo:rsid="0006e104" officeooo:paragraph-rsid="0006e104"/>
    </style:style>
    <style:style style:name="P6" style:family="paragraph" style:parent-style-name="Standard" style:list-style-name="L1">
      <style:text-properties officeooo:rsid="000841ca" officeooo:paragraph-rsid="000841ca"/>
    </style:style>
    <style:style style:name="P7" style:family="paragraph" style:parent-style-name="Standard" style:list-style-name="L1">
      <style:text-properties officeooo:rsid="000db514" officeooo:paragraph-rsid="000db514"/>
    </style:style>
    <style:style style:name="P8" style:family="paragraph" style:parent-style-name="Standard" style:list-style-name="L2">
      <style:text-properties officeooo:rsid="000db514" officeooo:paragraph-rsid="000db514"/>
    </style:style>
    <style:style style:name="P9" style:family="paragraph" style:parent-style-name="Standard" style:list-style-name="L2">
      <style:text-properties officeooo:rsid="000b6e67" officeooo:paragraph-rsid="000c5f8c"/>
    </style:style>
    <style:style style:name="P10" style:family="paragraph" style:parent-style-name="Standard" style:list-style-name="L2">
      <style:text-properties officeooo:rsid="000c5f8c" officeooo:paragraph-rsid="000c5f8c"/>
    </style:style>
    <style:style style:name="P11" style:family="paragraph" style:parent-style-name="Standard" style:list-style-name="L2">
      <style:text-properties officeooo:rsid="000fa402" officeooo:paragraph-rsid="000fa402"/>
    </style:style>
    <style:style style:name="P12" style:family="paragraph" style:parent-style-name="Standard" style:list-style-name="L3">
      <style:paragraph-properties fo:text-align="justify" style:justify-single-word="false"/>
      <style:text-properties officeooo:paragraph-rsid="00115018"/>
    </style:style>
    <style:style style:name="P13" style:family="paragraph" style:parent-style-name="Standard" style:list-style-name="L4">
      <style:paragraph-properties fo:text-align="justify" style:justify-single-word="false"/>
      <style:text-properties officeooo:paragraph-rsid="00115018"/>
    </style:style>
    <style:style style:name="P14" style:family="paragraph" style:parent-style-name="Standard" style:list-style-name="L5">
      <style:paragraph-properties fo:text-align="justify" style:justify-single-word="false"/>
      <style:text-properties officeooo:paragraph-rsid="00115018"/>
    </style:style>
    <style:style style:name="T1" style:family="text">
      <style:text-properties officeooo:rsid="000841ca"/>
    </style:style>
    <style:style style:name="T2" style:family="text">
      <style:text-properties officeooo:rsid="000b6e67"/>
    </style:style>
    <style:style style:name="T3" style:family="text">
      <style:text-properties officeooo:rsid="000db514"/>
    </style:style>
    <style:style style:name="T4" style:family="text">
      <style:text-properties officeooo:rsid="000fa40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6e67" style:font-weight-asian="bold" style:font-weight-complex="bold"/>
    </style:style>
    <style:style style:name="T7" style:family="text">
      <style:text-properties fo:font-weight="bold" officeooo:rsid="00115018" style:font-weight-asian="bold" style:font-weight-complex="bold"/>
    </style:style>
    <style:style style:name="T8" style:family="text">
      <style:text-properties officeooo:rsid="00115018"/>
    </style:style>
    <style:style style:name="T9" style:family="text">
      <style:text-properties officeooo:rsid="001454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.- …………………………………………………………………….. <text:tab/>2º DAW</text:p>
      <text:p text:style-name="P1"/>
      <text:p text:style-name="P1"/>
      <text:p text:style-name="P1"><text:span text:style-name="T2">1. (</text:span><text:span text:style-name="T6">7 puntos</text:span><text:span text:style-name="T2">) </text:span>Hacer una página web que contenga la definición de las clases de objetos Producto y Carrito con las siguientes propiedades y métodos:</text:p>
      <text:p text:style-name="P1"/>
      <text:p text:style-name="P1"><text:tab/>Propiedades de Producto:</text:p>
      <text:p text:style-name="P1"><text:tab/></text:p>
      <text:list xml:id="list2214841243703426971" text:style-name="L1">
        <text:list-item>
          <text:p text:style-name="P5">descripcion<text:tab/>Por ejemplo “muslitos de pollo”.</text:p>
        </text:list-item>
        <text:list-item>
          <text:p text:style-name="P5">pvp_kg<text:tab/>PVP del Kg.</text:p>
        </text:list-item>
        <text:list-item>
          <text:p text:style-name="P5">peso_gr<text:tab/>Peso en gramos</text:p>
        </text:list-item>
        <text:list-item>
          <text:p text:style-name="P5">caduca<text:tab/><text:tab/>Fec<text:span text:style-name="T1">ha de caducidad</text:span></text:p>
        </text:list-item>
      </text:list>
      <text:p text:style-name="P1"/>
      <text:p text:style-name="P1"><text:tab/><text:span text:style-name="T1">Métodos de Producto</text:span></text:p>
      <text:p text:style-name="P1"/>
      <text:list xml:id="list1334013619141" text:continue-numbering="true" text:style-name="L1">
        <text:list-item>
          <text:p text:style-name="P6">Caducado()<text:tab/>Devuelve true si caduca es anterior a la fecha actual, si no devuelve false.</text:p>
        </text:list-item>
        <text:list-item>
          <text:p text:style-name="P6">Valor()<text:tab/><text:tab/>Devuelve el precio del producto.</text:p>
        </text:list-item>
      </text:list>
      <text:p text:style-name="P2"/>
      <text:p text:style-name="P2"><text:tab/>Propiedades de Carrito</text:p>
      <text:p text:style-name="P2"/>
      <text:list xml:id="list1333788763462" text:continue-numbering="true" text:style-name="L1">
        <text:list-item>
          <text:p text:style-name="P6">cliente<text:tab/><text:tab/>Nombre del cliente que compra.</text:p>
        </text:list-item>
        <text:list-item>
          <text:p text:style-name="P6">cod_postal<text:tab/>Código postal del comprador.</text:p>
        </text:list-item>
        <text:list-item>
          <text:p text:style-name="P6">compra<text:tab/>Array de objetos Producto</text:p>
        </text:list-item>
      </text:list>
      <text:p text:style-name="P2"/>
      <text:p text:style-name="P2"><text:tab/>Métodos de <text:span text:style-name="T2">C</text:span>arrito</text:p>
      <text:p text:style-name="P2"/>
      <text:list xml:id="list1334619914383" text:continue-numbering="true" text:style-name="L1">
        <text:list-item>
          <text:p text:style-name="P6">Importe()<text:tab/>Devuelve la suma de los valores de cada producto.</text:p>
        </text:list-item>
        <text:list-item>
          <text:p text:style-name="P7">Valido()<text:tab/>Devuelve true si no contiene productos caducados.</text:p>
        </text:list-item>
        <text:list-item>
          <text:p text:style-name="P6">Cod_provincia() <text:s/>Devuelve los 2 primeros dígitos del código postal (de 1 a 52).</text:p>
        </text:list-item>
      </text:list>
      <text:p text:style-name="P2"/>
      <text:p text:style-name="P3"><text:tab/><text:span text:style-name="T2">Deberá tenerse en cuenta:</text:span></text:p>
      <text:p text:style-name="P3"/>
      <text:list xml:id="list6967555703201803246" text:style-name="L2">
        <text:list-item>
          <text:p text:style-name="P9">La página constará de los botones “Introducir carrito”, “Mejor cliente” y “Listado de mejores provincias”.</text:p>
        </text:list-item>
        <text:list-item>
          <text:p text:style-name="P10">El botón “Introducir carrito” pedirá el nombre del cliente, su código postal y la lista de productos comprados, teniendo en cuenta que:</text:p>
          <text:list>
            <text:list-item>
              <text:p text:style-name="P10">El código postal estará compuesto por 5 dígitos entre 01000 y 52999.</text:p>
            </text:list-item>
            <text:list-item>
              <text:p text:style-name="P10">Por cada producto se solicitará su descripción, PVP del Kgr, peso en gr. y la fecha de caducidad por año, mes y día. <text:span text:style-name="T3">Se comprobará que el año no es anterior al actual, que el mes está comprendido entre 1 y 12 y el día entre 1 y 31. Si alguno de estos 3 datos es erróneo se volverá a pedir solamente el dato erróneo hasta que sea válido. Si la fecha es anterior a la actual no se tendrá en cuenta el producto y se pasará a preguntar si se desea seguir introduciendo productos, como se hará después de introducir los datos de cada producto.</text:span></text:p>
            </text:list-item>
            <text:list-item>
              <text:p text:style-name="P8">Cuando no se deseen introducir más productos se comprobará que el carrito es válido y se mostrará el importe del carrito. En caso contrario se mostrará el literal “El carrito contiene productos caducados” <text:span text:style-name="T4">y no se almacenarán sus datos</text:span>.</text:p>
            </text:list-item>
          </text:list>
        </text:list-item>
        <text:list-item>
          <text:p text:style-name="P11">El botón “Mejor cliente” mostrará el nombre del cliente con el carrito más caro y el importe.</text:p>
        </text:list-item>
        <text:list-item>
          <text:p text:style-name="P11">El botón “Listado de mejores provincias” mostrará los nombres de las provincias cuyos clientes han realizado alguna compra, ordenadas de mayor a menor importe total.</text:p>
        </text:list-item>
      </text:list>
      <text:p text:style-name="P2"/>
      <text:p text:style-name="P2"><text:soft-page-break/></text:p>
      <text:p text:style-name="Standard"/>
      <text:p text:style-name="P4"><text:span text:style-name="T8">2</text:span>. <text:span text:style-name="T5">(</text:span><text:span text:style-name="T7">1</text:span><text:span text:style-name="T5"> punto)</text:span><text:tab/>Hacer un programa que pida una cadena de caracteres y muestre los DNI's válidos que forman parte de la cadena teniendo en cuenta que son válidos aquellos que:</text:p>
      <text:p text:style-name="P4"/>
      <text:list xml:id="list3014213693458359821" text:style-name="L3">
        <text:list-item>
          <text:p text:style-name="P12">Tienen 8 dígitos siendo el primero menor de 8.</text:p>
        </text:list-item>
        <text:list-item>
          <text:p text:style-name="P12">A continuación de los números va un guión o un espacio y una letra.</text:p>
        </text:list-item>
      </text:list>
      <text:p text:style-name="P4"/>
      <text:p text:style-name="P4"><text:span text:style-name="T8">3</text:span>. <text:span text:style-name="T5">(</text:span><text:span text:style-name="T7">2</text:span><text:span text:style-name="T5"> puntos)</text:span><text:tab/>Hacer una página que abra otra teniendo en cuenta:</text:p>
      <text:p text:style-name="P4"/>
      <text:list xml:id="list7129875242435396390" text:style-name="L4">
        <text:list-item>
          <text:p text:style-name="P13">La página padre tendrá cuatro enlaces que permitirán:</text:p>
        </text:list-item>
      </text:list>
      <text:p text:style-name="P4"/>
      <text:list xml:id="list3533951552080085599" text:style-name="L5">
        <text:list-item>
          <text:list>
            <text:list-item>
              <text:p text:style-name="P14">Introducir las dimensiones (en px) de la ventana hija (ancho y alto) y su posición inicial (horizontal y vertical). Por defecto será: 300 ancho, 150 alto, 400 horiz. y 200 vetrtical.</text:p>
            </text:list-item>
            <text:list-item>
              <text:p text:style-name="P14">Iniciar <text:s/>el movimiento de la ventana hija.</text:p>
            </text:list-item>
            <text:list-item>
              <text:p text:style-name="P14">Parar el movimiento de la ventana hija.</text:p>
            </text:list-item>
            <text:list-item>
              <text:p text:style-name="P14">Cerrar la ventana hija</text:p>
            </text:list-item>
          </text:list>
        </text:list-item>
      </text:list>
      <text:p text:style-name="P4"/>
      <text:list xml:id="list1335380864883" text:continue-list="list7129875242435396390" text:style-name="L4">
        <text:list-item>
          <text:p text:style-name="P13">El movimiento de la ventana hija será oscilatorio vertical hasta 20 puntos arriba y abajo de de su posición original.</text:p>
        </text:list-item>
        <text:list-item>
          <text:p text:style-name="P13">La ventana hija se moverá de un punto al siguiente con un intervalo de 100 milisegun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51:47.435831960</meta:creation-date>
    <dc:date>2017-11-30T00:13:33.190489855</dc:date>
    <meta:editing-duration>PT4H31M4S</meta:editing-duration>
    <meta:editing-cycles>6</meta:editing-cycles>
    <meta:generator>LibreOffice/5.1.6.2$Linux_X86_64 LibreOffice_project/10m0$Build-2</meta:generator>
    <meta:print-date>2017-11-30T00:11:22.683811400</meta:print-date>
    <meta:document-statistic meta:table-count="0" meta:image-count="0" meta:object-count="0" meta:page-count="2" meta:paragraph-count="38" meta:word-count="554" meta:character-count="3109" meta:non-whitespace-character-count="2608"/>
  </office:meta>
</office:document-meta>
</file>